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Arial" officeooo:paragraph-rsid="00062cc6" style:font-name-asian="Times New Roman" style:language-asian="es" style:country-asian="ES" style:font-name-complex="Arial1"/>
    </style:style>
    <style:style style:name="P2" style:family="paragraph" style:parent-style-name="Standard">
      <style:text-properties fo:color="#000000" fo:font-weight="bold" officeooo:paragraph-rsid="00062cc6" style:font-weight-asian="bold" style:font-weight-complex="bold"/>
    </style:style>
    <style:style style:name="P3" style:family="paragraph" style:parent-style-name="Standard">
      <style:text-properties fo:color="#000000" fo:font-weight="bold" officeooo:rsid="0008f0f0" officeooo:paragraph-rsid="0008f0f0" style:font-weight-asian="bold" style:font-weight-complex="bold"/>
    </style:style>
    <style:style style:name="P4" style:family="paragraph" style:parent-style-name="Standard">
      <style:text-properties style:text-underline-style="none" officeooo:rsid="00023bcb" officeooo:paragraph-rsid="00062cc6"/>
    </style:style>
    <style:style style:name="P5" style:family="paragraph" style:parent-style-name="Standard">
      <style:text-properties style:text-underline-style="none" officeooo:rsid="000317e2" officeooo:paragraph-rsid="00062cc6"/>
    </style:style>
    <style:style style:name="P6" style:family="paragraph" style:parent-style-name="Standard">
      <style:text-properties style:text-underline-style="none" officeooo:rsid="00050a17" officeooo:paragraph-rsid="00062cc6"/>
    </style:style>
    <style:style style:name="P7" style:family="paragraph" style:parent-style-name="Standard">
      <style:text-properties style:text-underline-style="none" officeooo:rsid="00055144" officeooo:paragraph-rsid="00062cc6"/>
    </style:style>
    <style:style style:name="P8" style:family="paragraph" style:parent-style-name="Standard">
      <style:text-properties style:text-underline-style="solid" style:text-underline-width="auto" style:text-underline-color="font-color" officeooo:rsid="00023bcb" officeooo:paragraph-rsid="00062cc6"/>
    </style:style>
    <style:style style:name="P9" style:family="paragraph" style:parent-style-name="Standard">
      <style:text-properties style:text-underline-style="solid" style:text-underline-width="auto" style:text-underline-color="font-color" officeooo:rsid="00055144" officeooo:paragraph-rsid="00062cc6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officeooo:paragraph-rsid="00062cc6" style:font-name-complex="Arial1"/>
    </style:style>
    <style:style style:name="P11" style:family="paragraph" style:parent-style-name="Standard">
      <style:text-properties style:font-name="Arial" officeooo:paragraph-rsid="00062cc6" style:font-name-complex="Arial1"/>
    </style:style>
    <style:style style:name="P12" style:family="paragraph" style:parent-style-name="Standard">
      <style:text-properties officeooo:paragraph-rsid="00062cc6"/>
    </style:style>
    <style:style style:name="P13" style:family="paragraph" style:parent-style-name="Standard">
      <style:text-properties fo:font-weight="bold" officeooo:rsid="000c2d07" officeooo:paragraph-rsid="00062cc6" style:font-weight-asian="bold" style:font-weight-complex="bold"/>
    </style:style>
    <style:style style:name="P14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062cc6" style:font-name-asian="Times New Roman" style:language-asian="es" style:country-asian="ES" style:font-name-complex="Arial1"/>
    </style:style>
    <style:style style:name="P15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rsid="000326b1" officeooo:paragraph-rsid="00062cc6" style:font-name-asian="Times New Roman" style:language-asian="es" style:country-asian="ES" style:font-name-complex="Arial1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a"/>
      <style:text-properties style:font-name="Arial" officeooo:paragraph-rsid="00062cc6" style:font-name-complex="Arial1"/>
    </style:style>
    <style:style style:name="P17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officeooo:paragraph-rsid="00062cc6"/>
    </style:style>
    <style:style style:name="P18" style:family="paragraph" style:parent-style-name="Standard">
      <style:paragraph-properties fo:margin-left="0cm" fo:margin-right="0cm" fo:line-height="100%" fo:text-indent="0cm" style:auto-text-indent="false" fo:padding-left="0.141cm" fo:padding-right="0.141cm" fo:padding-top="0.035cm" fo:padding-bottom="0.035cm" fo:border="0.51pt solid #00000a"/>
      <style:text-properties fo:color="#000000" style:font-name="Arial" officeooo:rsid="000326b1" officeooo:paragraph-rsid="00062cc6" style:font-name-asian="Times New Roman" style:language-asian="es" style:country-asian="ES" style:font-name-complex="Arial1"/>
    </style:style>
    <style:style style:name="P19" style:family="paragraph" style:parent-style-name="List_20_Paragraph">
      <style:paragraph-properties fo:margin-left="0cm" fo:margin-right="0cm" fo:line-height="100%" fo:text-indent="0cm" style:auto-text-indent="false" fo:padding-left="0.141cm" fo:padding-right="0.141cm" fo:padding-top="0.035cm" fo:padding-bottom="0.035cm" fo:border="0.51pt solid #00000a"/>
      <style:text-properties fo:color="#000000" style:font-name="Arial" officeooo:rsid="000326b1" officeooo:paragraph-rsid="00062cc6" style:font-name-asian="Times New Roman" style:language-asian="es" style:country-asian="ES" style:font-name-complex="Arial1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weight="bold" officeooo:rsid="000c2d07" officeooo:paragraph-rsid="00062cc6" style:font-weight-asian="bold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 fo:break-before="page"/>
      <style:text-properties fo:font-weight="bold" officeooo:rsid="000c2d07" officeooo:paragraph-rsid="00062cc6" style:font-weight-asian="bold" style:font-weight-complex="bold"/>
    </style:style>
    <style:style style:name="P22" style:family="paragraph" style:parent-style-name="List_20_Paragraph">
      <style:text-properties fo:color="#000000" style:text-underline-style="solid" style:text-underline-width="auto" style:text-underline-color="font-color" officeooo:paragraph-rsid="00062cc6"/>
    </style:style>
    <style:style style:name="P23" style:family="paragraph" style:parent-style-name="List_20_Paragraph">
      <style:text-properties fo:color="#000000" officeooo:paragraph-rsid="00062cc6"/>
    </style:style>
    <style:style style:name="P24" style:family="paragraph" style:parent-style-name="List_20_Paragraph">
      <style:text-properties officeooo:paragraph-rsid="00062cc6"/>
    </style:style>
    <style:style style:name="P25" style:family="paragraph" style:parent-style-name="Standard">
      <style:paragraph-properties fo:break-before="page"/>
      <style:text-properties fo:font-weight="bold" officeooo:rsid="000c2d07" officeooo:paragraph-rsid="00062cc6" style:font-weight-asian="bold" style:font-weight-complex="bold"/>
    </style:style>
    <style:style style:name="P26" style:family="paragraph" style:parent-style-name="Standard" style:master-page-name="Standard">
      <style:paragraph-properties style:page-number="auto"/>
      <style:text-properties fo:color="#000000" fo:font-weight="bold" officeooo:paragraph-rsid="00062cc6" style:font-weight-asian="bold" style:font-weight-complex="bold"/>
    </style:style>
    <style:style style:name="P27" style:family="paragraph" style:parent-style-name="Standard">
      <style:text-properties fo:color="#000000" fo:font-weight="normal" officeooo:rsid="0008f0f0" officeooo:paragraph-rsid="0008f0f0" style:font-weight-asian="normal" style:font-weight-complex="normal"/>
    </style:style>
    <style:style style:name="P28" style:family="paragraph" style:parent-style-name="List_20_Paragraph" style:list-style-name="WWNum1">
      <style:text-properties fo:color="#000000" style:text-underline-style="solid" style:text-underline-width="auto" style:text-underline-color="font-color" officeooo:paragraph-rsid="00062cc6"/>
    </style:style>
    <style:style style:name="P29" style:family="paragraph" style:parent-style-name="List_20_Paragraph" style:list-style-name="WWNum1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062cc6" style:font-name-asian="Times New Roman" style:language-asian="es" style:country-asian="ES" style:font-name-complex="Arial1"/>
    </style:style>
    <style:style style:name="P30" style:family="paragraph" style:parent-style-name="List_20_Paragraph" style:list-style-name="WWNum1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rsid="000326b1" officeooo:paragraph-rsid="00062cc6" style:font-name-asian="Times New Roman" style:language-asian="es" style:country-asian="ES" style:font-name-complex="Arial1"/>
    </style:style>
    <style:style style:name="P31" style:family="paragraph" style:parent-style-name="List_20_Paragraph" style:list-style-name="WWNum1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rsid="0004b3a2" officeooo:paragraph-rsid="00062cc6" style:font-name-asian="Times New Roman" style:language-asian="es" style:country-asian="ES" style:font-name-complex="Arial1"/>
    </style:style>
    <style:style style:name="P32" style:family="paragraph" style:parent-style-name="List_20_Paragraph" style:list-style-name="WWNum1">
      <style:paragraph-properties fo:line-height="100%" fo:padding-left="0.141cm" fo:padding-right="0.141cm" fo:padding-top="0.035cm" fo:padding-bottom="0.035cm" fo:border="0.51pt solid #00000a"/>
      <style:text-properties officeooo:paragraph-rsid="00062cc6"/>
    </style:style>
    <style:style style:name="T1" style:family="text">
      <style:text-properties fo:color="#000000"/>
    </style:style>
    <style:style style:name="T2" style:family="text">
      <style:text-properties fo:color="#000000" officeooo:rsid="000a3dc5"/>
    </style:style>
    <style:style style:name="T3" style:family="text">
      <style:text-properties fo:color="#000000" style:font-name="Arial" style:font-name-asian="Times New Roman" style:language-asian="es" style:country-asian="ES" style:font-name-complex="Arial1"/>
    </style:style>
    <style:style style:name="T4" style:family="text">
      <style:text-properties fo:color="#000000" style:font-name="Arial" officeooo:rsid="000326b1" style:font-name-asian="Times New Roman" style:language-asian="es" style:country-asian="ES" style:font-name-complex="Arial1"/>
    </style:style>
    <style:style style:name="T5" style:family="text">
      <style:text-properties fo:color="#000000" style:font-name="Arial" officeooo:rsid="0004b3a2" style:font-name-asian="Times New Roman" style:language-asian="es" style:country-asian="ES" style:font-name-complex="Arial1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317e2"/>
    </style:style>
    <style:style style:name="T8" style:family="text">
      <style:text-properties style:text-underline-style="none" officeooo:rsid="00050a17"/>
    </style:style>
    <style:style style:name="T9" style:family="text">
      <style:text-properties style:text-underline-style="none" officeooo:rsid="000c2d07"/>
    </style:style>
    <style:style style:name="T10" style:family="text">
      <style:text-properties style:text-underline-style="none" officeooo:rsid="00057878"/>
    </style:style>
    <style:style style:name="T11" style:family="text">
      <style:text-properties style:text-underline-style="none" officeooo:rsid="00055144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3">NOMBRE DEL EQUIPO: <text:span text:style-name="T12">Rapir</text:span></text:p>
      <text:p text:style-name="P3"/>
      <text:p text:style-name="P3">MIEMBROS DEL EQUIPO:</text:p>
      <text:p text:style-name="P27">- Raul Adame Hernández</text:p>
      <text:p text:style-name="P27">- Alberto Miño Calero</text:p>
      <text:p text:style-name="P27">- Iván Rubias Montes</text:p>
      <text:p text:style-name="P27">- Pablo Cruz Escolar</text:p>
      <text:p text:style-name="P27">- Rafael Angel Crespo Arjona</text:p>
      <text:p text:style-name="P2"/>
      <text:p text:style-name="P2"/>
      <text:p text:style-name="P2"/>
      <text:p text:style-name="P2">REQUISITOS DEL SISTEMA DE AGENDA:</text:p>
      <text:p text:style-name="P2"/>
      <text:list xml:id="list5949887023108517629" text:style-name="WWNum1">
        <text:list-item>
          <text:p text:style-name="P28">Requisitos de Usuarios:</text:p>
        </text:list-item>
      </text:list>
      <text:p text:style-name="P22"/>
      <text:p text:style-name="P23">RU-1: El sistema de la agenda nos permitirá almacenar los datos de los diferentes clientes, para poder hacer uso de ellos. Los datos a almacenar son: nombre, apellidos, DNI, teléfono, email, direcciones postales, anotaciones, redes sociales y favoritos.</text:p>
      <text:p text:style-name="P23"/>
      <text:p text:style-name="P23">RU-2: El sistema nos permitirá buscar de manera óptima a cada cliente con solo introducir sus apellidos.</text:p>
      <text:p text:style-name="P23"/>
      <text:p text:style-name="P23">RU-3: El sistema permitirá poder tener una lista de usuarios favoritos.</text:p>
      <text:p text:style-name="P23"/>
      <text:p text:style-name="P23"/>
      <text:list xml:id="list131134720152151" text:continue-numbering="true" text:style-name="WWNum1">
        <text:list-item>
          <text:p text:style-name="P28">Requisitos funcionales:</text:p>
        </text:list-item>
      </text:list>
      <text:p text:style-name="P23"/>
      <text:p text:style-name="P23">RF-1: Podremos obtener la información de cada cliente con solo buscarlo por apellidos.</text:p>
      <text:p text:style-name="P23"/>
      <text:p text:style-name="P23">RF-2: Los datos se ordenarán según los apellidos de los usuarios.</text:p>
      <text:p text:style-name="P23"/>
      <text:p text:style-name="P23">RF-3: Se permitirán las operaciones de inserción, modificación y borrado de datos de usuario.</text:p>
      <text:p text:style-name="P23"/>
      <text:p text:style-name="P23">RF-4: El acceso a los datos será inmediato, sin necesidad de logearse.</text:p>
      <text:p text:style-name="P23"/>
      <text:p text:style-name="P23">RF-5: El sistema permitirá realizar copias de seguridad de forma manual a un fichero local.</text:p>
      <text:p text:style-name="P23"/>
      <text:p text:style-name="P23">RF-6: La interfaz de manejo y visualización de los datos será la interfaz de texto por consola.</text:p>
      <text:p text:style-name="P23"/>
      <text:p text:style-name="P24"><text:span text:style-name="T1">RF-7: Se podrá imprimir la agenda en texto plano </text:span><text:span text:style-name="T2">o</text:span><text:span text:style-name="T1"> HTML si se desea.</text:span></text:p>
      <text:p text:style-name="P23"/>
      <text:p text:style-name="P23">RF-8: El sistema nos permitirá una manipulación organizada de los datos de las consultas, para poder actualizarlos, permitiendo así poder ser editados.</text:p>
      <text:p text:style-name="P23"/>
      <text:p text:style-name="P23"/>
      <text:list xml:id="list131134737846208" text:continue-numbering="true" text:style-name="WWNum1">
        <text:list-item>
          <text:p text:style-name="P28">Requisitos no funcionales:</text:p>
        </text:list-item>
      </text:list>
      <text:p text:style-name="P23"/>
      <text:p text:style-name="P23">RNF-1: Se utilizará C++ para la escritura del código.</text:p>
      <text:p text:style-name="P23"/>
      <text:p text:style-name="P23"><text:soft-page-break/>RNF -2: La agenda se ejecutará en un ordenador con GNU-LINUX como sistema operativo.</text:p>
      <text:p text:style-name="P23"/>
      <text:p text:style-name="P23">RNF -3: Para mantener la integridad de los datos se utilizarán copias de seguridad manuales.</text:p>
      <text:p text:style-name="P23"/>
      <text:p text:style-name="P23">RNF -4: El volumen de datos será como máximo de 200 entradas.</text:p>
      <text:p text:style-name="P23"/>
      <text:p text:style-name="P23">RNF -5: El almacenamiento de los datos será en texto plano.</text:p>
      <text:p text:style-name="P23"/>
      <text:p text:style-name="P23">RNF-6: El sistema deberá ser rápido y constar de una respuesta rápida.</text:p>
      <text:p text:style-name="P23"/>
      <text:p text:style-name="P23">RNF-7: El sistema deberá ser intuitivo y eficaz para facilitar su utilización.</text:p>
      <text:p text:style-name="P23"/>
      <text:p text:style-name="P23">RNF-8: Todos los mensajes de error del sistema deben ser significativos, mostrando para ello alternativas que puede realizar el usuario para solventar el error.</text:p>
      <text:p text:style-name="P23"/>
      <text:p text:style-name="P24"><text:span text:style-name="T1">RNF-9: El sistema cumplirá</text:span><text:bookmark text:name="_GoBack"/><text:span text:style-name="T1"> las disposiciones recogidas en la Ley Orgánica</text:span></text:p>
      <text:p text:style-name="P23">De Datos Personales y en el Reglamento de medidas de seguridad.</text:p>
      <text:p text:style-name="P24"/>
      <text:p text:style-name="P20"/>
      <text:p text:style-name="P21">CASOS DE USO:</text:p>
      <text:p text:style-name="P4">CASOS DE USO : Añadir contacto</text:p>
      <text:p text:style-name="P4">ACTOR PRINCIPAL: Administrador del sistema</text:p>
      <text:p text:style-name="P4">NIVEL: General</text:p>
      <text:p text:style-name="P4">AMBITO: Aplicación de usuarios</text:p>
      <text:p text:style-name="P4">ESCENARIO PRINCIPAL DE EXITO: </text:p>
      <text:p text:style-name="P4"><text:tab/>1-El administrador arranca la aplicación y accede al menú.</text:p>
      <text:p text:style-name="P4"><text:tab/>2-Selecciona la opción de añadir contacto.</text:p>
      <text:p text:style-name="P4"><text:tab/>3-Introduce los datos correspondientes a cada usuario/cliente.</text:p>
      <text:p text:style-name="P4"><text:tab/>4-Comprobar datos</text:p>
      <text:p text:style-name="P4"><text:tab/>5-Guardar los cambios</text:p>
      <text:p text:style-name="P4">ESCENARIO ALTERNATIVO:</text:p>
      <text:p text:style-name="P4"><text:tab/>4-a-El campo identificador introducido ya existe. Salta un mensaje de error y volvemos <text:tab/>al <text:s/>paso 3.</text:p>
      <text:p text:style-name="P8"><text:span text:style-name="T6"><text:tab/></text:span><text:span text:style-name="T7">5-a-Error al guardar los datos. Mostrar mensaje de error.</text:span></text:p>
      <text:p text:style-name="P5"><text:tab/><text:tab/>5.a.1 Error por falta de memoria. No se guarda y se acaba el caso de uso.</text:p>
      <text:p text:style-name="P5"><text:tab/><text:tab/>5.a.2 Otro error. Volvemos al paso 3.</text:p>
      <text:p text:style-name="P8"/>
      <text:p text:style-name="P8"><text:span text:style-name="T6">CASOS DE USO : </text:span><text:span text:style-name="T8">Buscar contacto</text:span></text:p>
      <text:p text:style-name="P8"><text:span text:style-name="T6">ACTOR PRINCIPAL: </text:span><text:span text:style-name="T8">Administrador del sistema</text:span></text:p>
      <text:p text:style-name="P8"><text:span text:style-name="T6">N</text:span><text:span text:style-name="T9">I</text:span><text:span text:style-name="T6">VEL: </text:span><text:span text:style-name="T8">General</text:span></text:p>
      <text:p text:style-name="P8"><text:span text:style-name="T6">AMBITO: </text:span><text:span text:style-name="T8">Aplicación de usuario</text:span></text:p>
      <text:p text:style-name="P4">ESCENARIO PRINCIPAL DE EXITO: </text:p>
      <text:p text:style-name="P4"><text:tab/>1-El administrador arranca la aplicación y accede al menú.</text:p>
      <text:p text:style-name="P8"><text:span text:style-name="T6"><text:tab/></text:span><text:span text:style-name="T8">2-Selecciona la opción de búsqueda de usuario. (Mostrar lista y campo de búsqueda)</text:span></text:p>
      <text:p text:style-name="P6"><text:tab/>3-Introducir apellido en el campo de búsqueda.</text:p>
      <text:p text:style-name="P6"><text:tab/>4-Muestra y acceso a los datos del contacto.</text:p>
      <text:p text:style-name="P9"><text:span text:style-name="T8"><text:tab/></text:span><text:span text:style-name="T6">5-Mostrar opciones modificar/</text:span><text:span text:style-name="T10">eliminar</text:span><text:span text:style-name="T6">/salir</text:span></text:p>
      <text:p text:style-name="P4">ESCENARIO ALTERNATIVO:</text:p>
      <text:p text:style-name="P8"><text:span text:style-name="T6"><text:tab/></text:span><text:span text:style-name="T8">3-a- El apellido introducido no existe. Mostrar mensaje indicándolo.</text:span></text:p>
      <text:p text:style-name="P6"/>
      <text:p text:style-name="P8"><text:span text:style-name="T6">CASOS DE USO : </text:span><text:span text:style-name="T11">Modificar</text:span><text:span text:style-name="T8"> contacto</text:span></text:p>
      <text:p text:style-name="P8"><text:span text:style-name="T6">ACTOR PRINCIPAL: </text:span><text:span text:style-name="T8">Administrador del sistema</text:span></text:p>
      <text:p text:style-name="P8"><text:span text:style-name="T6">NIVEL: </text:span><text:span text:style-name="T8">General</text:span></text:p>
      <text:p text:style-name="P8"><text:span text:style-name="T6">AMBITO: </text:span><text:span text:style-name="T8">Aplicación de usuario</text:span></text:p>
      <text:p text:style-name="P4">ESCENARIO PRINCIPAL DE EXITO: </text:p>
      <text:p text:style-name="P8"><text:span text:style-name="T6"><text:tab/>1- </text:span><text:span text:style-name="T11">Introducir los campos a modificar.</text:span></text:p>
      <text:p text:style-name="P8"><text:span text:style-name="T11"><text:tab/>2</text:span><text:span text:style-name="T6">-Introduce los datos correspondientes a cada usuario/cliente.</text:span></text:p>
      <text:p text:style-name="P8"><text:span text:style-name="T6"><text:tab/></text:span><text:span text:style-name="T11">3</text:span><text:span text:style-name="T6">-Comprobar datos</text:span></text:p>
      <text:p text:style-name="P7"><text:tab/>4-Guardar los cambios</text:p>
      <text:p text:style-name="P4">ESCENARIO ALTERNATIVO:</text:p>
      <text:p text:style-name="P8"><text:span text:style-name="T6"><text:tab/></text:span><text:span text:style-name="T11">3</text:span><text:span text:style-name="T6">-a-El campo identificador introducido ya existe. Salta un mensaje de error y volvemos <text:tab/>al <text:s/>paso 3.</text:span></text:p>
      <text:p text:style-name="P8"><text:span text:style-name="T6"><text:tab/></text:span><text:span text:style-name="T11">4</text:span><text:span text:style-name="T7">-a-Error al guardar los datos. Mostrar mensaje de error.</text:span></text:p>
      <text:p text:style-name="P5"><text:tab/><text:tab/>5.a.1 Error por falta de memoria. No se guarda y se acaba el caso de uso.</text:p>
      <text:p text:style-name="P5"><text:tab/><text:tab/>5.a.2 Otro error. Volvemos al paso 3.</text:p>
      <text:p text:style-name="P5"/>
      <text:p text:style-name="P4">CASOS DE USO : Eliminar contacto</text:p>
      <text:p text:style-name="P8"><text:span text:style-name="T6">ACTOR PRINCIPAL: </text:span><text:span text:style-name="T8">Administrador del sistema</text:span></text:p>
      <text:p text:style-name="P8"><text:span text:style-name="T6">NIVEL: </text:span><text:span text:style-name="T8">General</text:span></text:p>
      <text:p text:style-name="P8"><text:span text:style-name="T6">AMBITO: </text:span><text:span text:style-name="T8">Aplicación de usuario</text:span></text:p>
      <text:p text:style-name="P4">ESCENARIO PRINCIPAL DE EXITO: </text:p>
      <text:p text:style-name="P8"><text:soft-page-break/><text:span text:style-name="T6"><text:tab/>1- </text:span><text:span text:style-name="T10">Eliminar contacto</text:span></text:p>
      <text:p text:style-name="P4">ESCENARIO ALTERNATIVO:</text:p>
      <text:p text:style-name="P8"><text:span text:style-name="T6"><text:tab/></text:span><text:span text:style-name="T10">1-a-Error al eliminar el contacto. Mostrar mensaje de error y volver al paso 1.</text:span></text:p>
      <text:p text:style-name="P4"/>
      <text:p text:style-name="P4"/>
      <text:p text:style-name="P13"/>
      <text:p text:style-name="P25">HISTORIAS DE USUARIO:</text:p>
      <text:p text:style-name="P12"/>
      <text:p text:style-name="P14">1<text:tab/><text:tab/><text:tab/><text:tab/> Búsqueda por apellido.</text:p>
      <text:p text:style-name="P14">Como cliente me interesa que funcione lo primero la funcionalidad de búsqueda por apellido, para sustituir mi agenda de papel.</text:p>
      <text:p text:style-name="P14">Estimación: --</text:p>
      <text:p text:style-name="P14">Prioridad: --</text:p>
      <text:p text:style-name="P14">Dependencias: 1.</text:p>
      <text:list xml:id="list131135601247828" text:continue-numbering="true" text:style-name="WWNum1">
        <text:list-item>
          <text:p text:style-name="P29">Introducir los apellidos de un usuario y comprobar que se visualizan los datos de los usuarios con esos apellidos.</text:p>
        </text:list-item>
        <text:list-item>
          <text:p text:style-name="P29">Realizar una búsqueda con apellidos que no se encuentran en la agenda y comprobar que se visualiza un error.</text:p>
        </text:list-item>
      </text:list>
      <text:p text:style-name="P10"/>
      <text:p text:style-name="P11"/>
      <text:p text:style-name="P16">2 <text:tab/><text:tab/><text:tab/><text:tab/>Introducción de datos de usuario.</text:p>
      <text:p text:style-name="P14">Como cliente quiero poder introducir los datos de un usuario desde la consola y que estos queden almacenados ordenadamente por apellidos en mi agenda sin que se repitan usuarios. Además quiero poder imprimirla en texto plano.</text:p>
      <text:p text:style-name="P14">Estimación: --</text:p>
      <text:p text:style-name="P14">Prioridad: --</text:p>
      <text:p text:style-name="P14">Dependencias: 5.</text:p>
      <text:list xml:id="list131135353307691" text:continue-numbering="true" text:style-name="WWNum1">
        <text:list-item>
          <text:p text:style-name="P29">Introducir los datos de un usuario y comprobar que estos quedan almacenados en el fichero.</text:p>
        </text:list-item>
        <text:list-item>
          <text:p text:style-name="P29">Introducir los datos de un usuario con el campo DNI repetido y comprobar que se lanza un error y se impide el almacenamiento.</text:p>
        </text:list-item>
        <text:list-item>
          <text:p text:style-name="P29">Imprimir la agenda y comprobar que están todos los datos y que se ordenan por apellidos.</text:p>
        </text:list-item>
      </text:list>
      <text:p text:style-name="P11"/>
      <text:p text:style-name="P11"/>
      <text:p text:style-name="P14">3 <text:tab/><text:tab/><text:tab/><text:tab/>Modificación y eliminación de datos.</text:p>
      <text:p text:style-name="P14">Como cliente quiero poder modificar mi agenda y eliminar usuarios, pero en caso de error quiero tener la posibilidad de recuperar los datos anteriores.</text:p>
      <text:p text:style-name="P14">Estimación: --</text:p>
      <text:p text:style-name="P14">Prioridad: --</text:p>
      <text:p text:style-name="P14">Dependencias: 2, 5.</text:p>
      <text:list xml:id="list131135432473005" text:continue-numbering="true" text:style-name="WWNum1">
        <text:list-item>
          <text:p text:style-name="P29">Ejecutar la operación de modificación y comprobar que se pueden cambiar todos los datos de un usuario y quedan guardados.</text:p>
        </text:list-item>
        <text:list-item>
          <text:p text:style-name="P29">Introducir un dato erróneo en la modificación y comprobar que se muestra un error y no se permite la operación.</text:p>
        </text:list-item>
        <text:list-item>
          <text:p text:style-name="P29">Ejecutar la operación de eliminación de un usuario y comprobar que sus datos quedan borrados de la agenda.</text:p>
        </text:list-item>
        <text:list-item>
          <text:p text:style-name="P29">Ejecutar la operación de copia de seguridad y comprobar que queda guardada una copia de la agenda con los datos de ese momento en un fichero local.</text:p>
        </text:list-item>
        <text:list-item>
          <text:p text:style-name="P29">Ejecutar la operación de restauración y comprobar que los datos de la agenda se sustituyen con los datos de la copia de seguridad elegida.</text:p>
        </text:list-item>
      </text:list>
      <text:p text:style-name="P11"/>
      <text:p text:style-name="P11"/>
      <text:p text:style-name="P11"/>
      <text:p text:style-name="P14"><text:soft-page-break/>4<text:tab/><text:tab/><text:tab/><text:tab/><text:tab/>Lista de favoritos</text:p>
      <text:p text:style-name="P14">Como cliente quiero poder tener una lista de clientes favoritos para visualizarla e imprimirla.</text:p>
      <text:p text:style-name="P14">Estimación: --</text:p>
      <text:p text:style-name="P14">Prioridad: --</text:p>
      <text:p text:style-name="P17"><text:span text:style-name="T3">Dependencias: 2, 5</text:span><text:bookmark text:name="_GoBack1"/><text:span text:style-name="T3">.</text:span></text:p>
      <text:list xml:id="list131134769064505" text:continue-numbering="true" text:style-name="WWNum1">
        <text:list-item>
          <text:p text:style-name="P29">Comprobar que se puede introducir un usuario o modificar sus datos con el campo Favoritos (Favoritos: Si/No Si está en blanco se considera No).</text:p>
        </text:list-item>
        <text:list-item>
          <text:p text:style-name="P29">Comprobar que intentar introducir un valor diferente de Si/No en Favoritos nos muestra un error y nos impide guardarlo.</text:p>
        </text:list-item>
        <text:list-item>
          <text:p text:style-name="P29">Comprobar que se puede visualizar la agenda filtrada por los usuarios favoritos.</text:p>
        </text:list-item>
        <text:list-item>
          <text:p text:style-name="P29">Imprimir la agenda filtrada por favoritos y comprobar que solo se imprimen los usuarios favoritos.</text:p>
        </text:list-item>
      </text:list>
      <text:p text:style-name="P1"/>
      <text:p text:style-name="P1"/>
      <text:p text:style-name="P14">5<text:tab/><text:tab/><text:tab/><text:tab/><text:tab/>Agenda virtual.</text:p>
      <text:p text:style-name="P17"><text:span text:style-name="T3">Como cliente quiero sustituir mi agenda en papel por un programa informático que guarde la información de contacto de mis clientes, </text:span><text:span text:style-name="T4">hasta 200 diferentes</text:span><text:span text:style-name="T3">, que será: nombre, apellidos, DNI, teléfono, email, direcciones postales, anotaciones, redes sociales y favoritos. Quiero que pueda acceder a ella sin tener que poner ninguna contraseña y que pueda acceder a toda la información de los usuarios.</text:span></text:p>
      <text:p text:style-name="P14">Estimación: --</text:p>
      <text:p text:style-name="P14">Prioridad: --</text:p>
      <text:p text:style-name="P14">Dependencias: --.</text:p>
      <text:list xml:id="list131135740696575" text:continue-numbering="true" text:style-name="WWNum1">
        <text:list-item>
          <text:p text:style-name="P29">Comprobar que al introducir un usuario nos pide que completemos su información, no pudiendo dejar en blanco los campos nombre, apellido, DNI y teléfono.</text:p>
        </text:list-item>
        <text:list-item>
          <text:p text:style-name="P29">Comprobar que los datos introducidos quedan almacenados en un fichero.</text:p>
        </text:list-item>
        <text:list-item>
          <text:p text:style-name="P29">Comprobar que se puede acceder a los datos de un usuario proporcionando sus apellidos o su DNI.</text:p>
        </text:list-item>
        <text:list-item>
          <text:p text:style-name="P29">Comprobar que se puede acceder a los datos de todos los usuarios a la vez.</text:p>
        </text:list-item>
        <text:list-item>
          <text:p text:style-name="P30">Comprobar que se pueden introducir hasta 200 clientes y que si se intenta introducir otro se muestra un error que lo impide.</text:p>
        </text:list-item>
      </text:list>
      <text:p text:style-name="P12"/>
      <text:p text:style-name="P19">6<text:tab/><text:tab/><text:tab/><text:tab/><text:tab/>Código del programa.</text:p>
      <text:p text:style-name="P15">Como cliente quiero que el programa se ejecute en mi ordenador con GNU-LINUX, que esté programado en lenguaje C++ y que los datos se guarden en un fichero de texto plano.</text:p>
      <text:p text:style-name="P14">Estimación: --</text:p>
      <text:p text:style-name="P14">Prioridad: --</text:p>
      <text:p text:style-name="P18">Dependencias: --.</text:p>
      <text:list xml:id="list131134633675460" text:continue-numbering="true" text:style-name="WWNum1">
        <text:list-item>
          <text:p text:style-name="P32"><text:span text:style-name="T5">Programación en C++</text:span><text:span text:style-name="T3">.</text:span></text:p>
        </text:list-item>
        <text:list-item>
          <text:p text:style-name="P31">Comprobar que el programa corre en GNU-LINUX.</text:p>
        </text:list-item>
        <text:list-item>
          <text:p text:style-name="P31">Comprobar que los datos de la agenda se guardan en un fichero con formato de texto plan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4:04:09.793918843</meta:creation-date>
    <dc:date>2014-11-13T14:31:01.742993756</dc:date>
    <meta:editing-duration>PT11M1S</meta:editing-duration>
    <meta:editing-cycles>2</meta:editing-cycles>
    <meta:generator>LibreOffice/4.3.2.2$Linux_X86_64 LibreOffice_project/edfb5295ba211bd31ad47d0bad0118690f76407d</meta:generator>
    <meta:document-statistic meta:table-count="0" meta:image-count="0" meta:object-count="0" meta:page-count="6" meta:paragraph-count="135" meta:word-count="1325" meta:character-count="8179" meta:non-whitespace-character-count="6955"/>
  </office:meta>
</office:document-meta>
</file>